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dp2" style:family="drawing-page"/>
    <style:style style:name="gr1" style:family="graphic" style:parent-style-name="standard">
      <style:graphic-properties svg:stroke-color="#000000" draw:fill-color="#f8aa97" draw:textarea-horizontal-align="justify" draw:textarea-vertical-align="middle" draw:auto-grow-height="false" fo:min-height="3.18cm" fo:min-width="11.03cm" draw:shadow="visible"/>
    </style:style>
    <style:style style:name="gr2" style:family="graphic" style:parent-style-name="objectwithoutfill">
      <style:graphic-properties svg:stroke-color="#000000" draw:marker-end="Arrow" draw:marker-end-width="0.3cm" draw:fill="none" draw:textarea-vertical-align="middle" draw:shadow="visible" draw:shadow-opacity="70%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3cm" fo:min-width="0cm" draw:shadow="visible" draw:shadow-opacity="70%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2cm" fo:min-width="0cm" draw:shadow="visible" draw:shadow-opacity="70%"/>
    </style:style>
    <style:style style:name="gr5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3cm" fo:min-width="9.939cm" draw:shadow="visible" draw:shadow-opacity="70%"/>
    </style:style>
    <style:style style:name="gr6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2.439cm" fo:min-width="2.54cm" draw:shadow="visible" draw:shadow-opacity="70%"/>
    </style:style>
    <style:style style:name="gr7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2.053cm" fo:min-width="2.106cm" draw:shadow="hidden" draw:shadow-opacity="70%"/>
    </style:style>
    <style:style style:name="gr8" style:family="graphic" style:parent-style-name="standard" style:list-style-name="L1">
      <style:graphic-properties svg:stroke-color="#000000" draw:fill-color="#ffffff" draw:opacity="100%" draw:textarea-horizontal-align="justify" draw:textarea-vertical-align="middle" draw:auto-grow-height="false" fo:min-height="3.732cm" fo:min-width="18.124cm" draw:shadow="visible" draw:shadow-opacity="70%"/>
    </style:style>
    <style:style style:name="gr9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1.422cm" fo:min-width="5.685cm" draw:shadow="visible" draw:shadow-opacity="70%"/>
    </style:style>
    <style:style style:name="gr10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2.722cm" fo:min-width="3.9cm" draw:shadow="visible" draw:shadow-opacity="70%"/>
    </style:style>
    <style:style style:name="gr11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3.733cm" fo:min-width="18.124cm" draw:shadow="visible" draw:shadow-opacity="70%"/>
    </style:style>
    <style:style style:name="gr12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2.417cm" fo:min-width="8.097cm" draw:shadow="visible" draw:shadow-opacity="70%"/>
    </style:style>
    <style:style style:name="gr13" style:family="graphic" style:parent-style-name="standard">
      <style:graphic-properties svg:stroke-color="#000000" draw:fill-color="#fdb94d" draw:textarea-horizontal-align="justify" draw:textarea-vertical-align="middle" draw:auto-grow-height="false" fo:min-height="3.18cm" fo:min-width="17.13cm" draw:shadow="visible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968cm" fo:min-width="3.257cm" draw:shadow="visible" draw:shadow-opacity="70%"/>
    </style:style>
    <style:style style:name="gr15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 draw:shadow="visible" draw:shadow-opacity="70%"/>
    </style:style>
    <style:style style:name="gr16" style:family="graphic" style:parent-style-name="objectwithoutfill">
      <style:graphic-properties draw:marker-end="Arrow" draw:marker-end-width="0.3cm" draw:fill="none" draw:textarea-vertical-align="middle" draw:shadow="visible" draw:shadow-opacity="70%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.336cm" draw:shadow="visible" draw:shadow-opacity="70%"/>
    </style:style>
    <style:style style:name="gr18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0.899cm" fo:min-width="2.035cm" draw:shadow="visible" draw:shadow-opacity="70%"/>
    </style:style>
    <style:style style:name="gr19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1.238cm" fo:min-width="5.652cm" draw:shadow="visible" draw:shadow-opacity="70%"/>
    </style:style>
    <style:style style:name="gr20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1.237cm" fo:min-width="5.652cm" draw:shadow="visible" draw:shadow-opacity="70%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969cm" fo:min-width="3.257cm" draw:shadow="visible" draw:shadow-opacity="70%"/>
    </style:style>
    <style:style style:name="gr22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0.86cm" fo:min-width="0.954cm" draw:shadow="visible" draw:shadow-opacity="70%"/>
    </style:style>
    <style:style style:name="gr23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1.237cm" fo:min-width="5.653cm" draw:shadow="visible" draw:shadow-opacity="70%"/>
    </style:style>
    <style:style style:name="gr24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0.898cm" fo:min-width="2.035cm" draw:shadow="visible" draw:shadow-opacity="70%"/>
    </style:style>
    <style:style style:name="gr25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0.706cm" fo:min-width="1.889cm" draw:shadow="hidden" draw:shadow-opacity="70%"/>
    </style:style>
    <style:style style:name="gr26" style:family="graphic" style:parent-style-name="objectwithoutfill">
      <style:graphic-properties draw:marker-end="Arrow" draw:marker-end-width="0.3cm" draw:fill="none" draw:textarea-vertical-align="middle" draw:shadow="visible"/>
    </style:style>
    <style:style style:name="gr27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1.237cm" fo:min-width="4.1cm" draw:shadow="visible" draw:shadow-opacity="70%"/>
    </style:style>
    <style:style style:name="gr28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1.237cm" fo:min-width="7.852cm" draw:shadow="visible" draw:shadow-opacity="70%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.22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.12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.22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.13cm"/>
    </style:style>
    <style:style style:name="gr34" style:family="graphic" style:parent-style-name="standard">
      <style:graphic-properties svg:stroke-color="#000000" draw:fill-color="#89c765" draw:textarea-horizontal-align="justify" draw:textarea-vertical-align="middle" draw:auto-grow-height="false" fo:min-height="4.262cm" fo:min-width="17.112cm" draw:shadow="visible"/>
    </style:style>
    <style:style style:name="gr35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1.679cm" fo:min-width="2.454cm" draw:shadow="visible" draw:shadow-opacity="70%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4.876cm" draw:shadow="visible" draw:shadow-opacity="70%"/>
    </style:style>
    <style:style style:name="gr37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1.95cm" fo:min-width="8.6cm" draw:shadow="visible" draw:shadow-opacity="70%"/>
    </style:style>
    <style:style style:name="gr38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1.95cm" fo:min-width="5cm" draw:shadow="visible" draw:shadow-opacity="70%"/>
    </style:style>
    <style:style style:name="gr39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1.393cm" fo:min-width="1.65cm" draw:shadow="visible" draw:shadow-opacity="70%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5cm"/>
    </style:style>
    <style:style style:name="gr43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1.679cm" fo:min-width="2.498cm" draw:shadow="visible" draw:shadow-opacity="70%"/>
    </style:style>
    <style:style style:name="gr44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1.47cm" fo:min-width="2.3cm" draw:shadow="hidden" draw:shadow-opacity="70%"/>
    </style:style>
    <style:style style:name="gr45" style:family="graphic" style:parent-style-name="standard">
      <style:graphic-properties svg:stroke-color="#000000" draw:fill-color="#fcd3c1" draw:textarea-horizontal-align="justify" draw:textarea-vertical-align="middle" draw:auto-grow-height="false" fo:min-height="3cm" fo:min-width="17.25cm" draw:shadow="visible"/>
    </style:style>
    <style:style style:name="P1" style:family="paragraph">
      <style:paragraph-properties fo:text-align="center"/>
    </style:style>
    <style:style style:name="P2" style:family="paragraph">
      <loext:graphic-properties draw:fill-color="#f8aa97"/>
      <style:paragraph-properties fo:text-align="center"/>
      <style:text-properties fo:font-size="32pt" style:text-underline-style="solid" style:text-underline-width="auto" style:text-underline-color="font-color" style:font-size-asian="32pt" style:font-size-complex="32pt"/>
    </style:style>
    <style:style style:name="P3" style:family="paragraph">
      <loext:graphic-properties draw:fill="none"/>
      <style:paragraph-properties fo:text-align="center"/>
      <style:text-properties fo:font-size="20pt" style:font-size-asian="20pt" style:font-size-complex="20pt"/>
    </style:style>
    <style:style style:name="P4" style:family="paragraph">
      <loext:graphic-properties draw:fill="none" draw:fill-color="#ffffff"/>
      <style:text-properties fo:font-size="20pt" style:font-size-asian="12pt" style:font-size-complex="12pt"/>
    </style:style>
    <style:style style:name="P5" style:family="paragraph">
      <loext:graphic-properties draw:fill-color="#ffffff" draw:opacity="100%"/>
      <style:paragraph-properties fo:text-align="center"/>
      <style:text-properties fo:color="#407927" fo:font-size="20pt" style:font-size-asian="20pt" style:font-size-complex="20pt"/>
    </style:style>
    <style:style style:name="P6" style:family="paragraph">
      <loext:graphic-properties draw:fill-color="#ffffff" draw:opacity="100%"/>
      <style:paragraph-properties fo:text-align="center"/>
      <style:text-properties fo:font-size="20pt" fo:font-weight="bold"/>
    </style:style>
    <style:style style:name="P7" style:family="paragraph">
      <loext:graphic-properties draw:fill="solid" draw:fill-color="#ffffff" draw:opacity="100%"/>
      <style:paragraph-properties fo:text-align="center"/>
      <style:text-properties fo:color="#000000" fo:font-size="20pt" fo:font-weight="bold"/>
    </style:style>
    <style:style style:name="P8" style:family="paragraph">
      <loext:graphic-properties draw:fill-color="#ffffff" draw:opacity="100%"/>
      <style:paragraph-properties fo:text-align="center"/>
      <style:text-properties fo:font-size="20pt" fo:font-weight="bold" style:font-size-asian="20pt" style:font-size-complex="20p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-color="#ffffff" draw:opacity="100%"/>
      <style:paragraph-properties fo:margin-left="0cm" fo:margin-right="0cm" fo:margin-top="0cm" fo:margin-bottom="0cm" fo:line-height="100%" fo:text-align="center" fo:text-indent="0cm"/>
      <style:text-properties fo:font-size="20pt" fo:font-weight="bold" style:font-size-asian="11pt" style:font-size-complex="11pt"/>
    </style:style>
    <style:style style:name="P11" style:family="paragraph">
      <loext:graphic-properties draw:fill-color="#ffffff" draw:opacity="100%"/>
      <style:paragraph-properties fo:text-align="center"/>
      <style:text-properties fo:color="#94070a" fo:font-size="20pt" fo:font-weight="bold" style:font-size-asian="20pt" style:font-size-complex="20pt"/>
    </style:style>
    <style:style style:name="P12" style:family="paragraph">
      <loext:graphic-properties draw:fill-color="#ffffff" draw:opacity="100%"/>
      <style:paragraph-properties fo:text-align="center"/>
      <style:text-properties fo:font-size="20pt" style:font-size-asian="20pt" style:font-size-complex="20pt"/>
    </style:style>
    <style:style style:name="P13" style:family="paragraph">
      <loext:graphic-properties draw:fill-color="#fdb94d"/>
      <style:paragraph-properties fo:text-align="center"/>
      <style:text-properties fo:color="#000000" style:text-underline-style="solid" style:text-underline-width="auto" style:text-underline-color="font-color"/>
    </style:style>
    <style:style style:name="P14" style:family="paragraph">
      <loext:graphic-properties draw:fill-color="#ffffff"/>
      <style:paragraph-properties fo:text-align="center"/>
      <style:text-properties fo:font-size="7pt" style:text-underline-style="none" fo:font-weight="bold" style:font-size-asian="11pt" style:font-size-complex="11pt"/>
    </style:style>
    <style:style style:name="P15" style:family="paragraph">
      <loext:graphic-properties draw:fill="none"/>
      <style:paragraph-properties fo:text-align="center"/>
      <style:text-properties fo:font-size="7pt" style:text-underline-style="none"/>
    </style:style>
    <style:style style:name="P16" style:family="paragraph">
      <loext:graphic-properties draw:fill="none" draw:fill-color="#ffffff"/>
      <style:text-properties fo:font-size="7pt" style:text-underline-style="none" style:font-size-asian="8pt" style:font-size-complex="8pt"/>
    </style:style>
    <style:style style:name="P17" style:family="paragraph">
      <loext:graphic-properties draw:fill-color="#ffffff" draw:opacity="100%"/>
      <style:paragraph-properties fo:text-align="center"/>
      <style:text-properties fo:font-size="7pt" fo:font-weight="bold"/>
    </style:style>
    <style:style style:name="P18" style:family="paragraph">
      <loext:graphic-properties draw:fill-color="#ffffff" draw:opacity="100%"/>
      <style:paragraph-properties fo:text-align="center"/>
      <style:text-properties fo:font-size="7pt" style:text-underline-style="none" fo:font-weight="bold"/>
    </style:style>
    <style:style style:name="P19" style:family="paragraph">
      <loext:graphic-properties draw:fill="none"/>
      <style:paragraph-properties fo:text-align="center"/>
      <style:text-properties style:text-underline-style="none"/>
    </style:style>
    <style:style style:name="P20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21" style:family="paragraph">
      <loext:graphic-properties draw:fill="none" draw:fill-color="#ffffff"/>
      <style:text-properties fo:font-size="9pt" style:text-underline-style="solid" style:text-underline-width="auto" style:text-underline-color="font-color" style:font-size-asian="12pt" style:font-size-complex="12pt"/>
    </style:style>
    <style:style style:name="P22" style:family="paragraph">
      <loext:graphic-properties draw:fill-color="#89c765"/>
      <style:paragraph-properties fo:text-align="center"/>
      <style:text-properties fo:font-size="18pt" style:text-underline-style="none" style:font-size-asian="18pt" style:font-size-complex="18pt"/>
    </style:style>
    <style:style style:name="P23" style:family="paragraph">
      <loext:graphic-properties draw:fill-color="#ffffff" draw:opacity="100%"/>
      <style:paragraph-properties fo:text-align="center"/>
      <style:text-properties fo:font-size="11pt" fo:font-weight="bold" style:font-size-asian="11pt" style:font-size-complex="11pt"/>
    </style:style>
    <style:style style:name="P24" style:family="paragraph">
      <loext:graphic-properties draw:fill-color="#ffffff"/>
      <style:paragraph-properties fo:text-align="center"/>
      <style:text-properties fo:font-size="11pt" style:text-underline-style="none" fo:font-weight="bold" style:font-size-asian="11pt" style:font-size-complex="11pt"/>
    </style:style>
    <style:style style:name="P25" style:family="paragraph">
      <loext:graphic-properties draw:fill-color="#ffffff" draw:opacity="100%"/>
      <style:paragraph-properties fo:text-align="center"/>
      <style:text-properties fo:font-size="11pt" fo:font-weight="bold"/>
    </style:style>
    <style:style style:name="P26" style:family="paragraph">
      <loext:graphic-properties draw:fill="none" draw:fill-color="#ffffff"/>
      <style:text-properties fo:color="#407927" style:text-underline-style="none"/>
    </style:style>
    <style:style style:name="P27" style:family="paragraph">
      <loext:graphic-properties draw:fill-color="#fcd3c1"/>
      <style:paragraph-properties fo:text-align="center"/>
      <style:text-properties fo:color="#aa55a1" fo:font-size="18pt" style:text-underline-style="none" style:font-size-asian="18pt" style:font-size-complex="18pt"/>
    </style:style>
    <style:style style:name="T1" style:family="text">
      <style:text-properties fo:font-size="32pt" style:text-underline-style="none" style:font-size-asian="32pt" style:font-size-complex="32pt"/>
    </style:style>
    <style:style style:name="T2" style:family="text">
      <style:text-properties fo:font-size="20pt" style:font-size-asian="13pt" style:font-size-complex="13pt"/>
    </style:style>
    <style:style style:name="T3" style:family="text">
      <style:text-properties fo:color="#407927" fo:font-size="20pt" fo:font-weight="bold" style:font-size-asian="20pt" style:font-size-complex="20pt"/>
    </style:style>
    <style:style style:name="T4" style:family="text">
      <style:text-properties fo:font-size="20pt" fo:font-weight="bold"/>
    </style:style>
    <style:style style:name="T5" style:family="text">
      <style:text-properties fo:color="#000000" fo:font-size="20pt" fo:font-weight="bold"/>
    </style:style>
    <style:style style:name="T6" style:family="text">
      <style:text-properties fo:font-size="20pt" fo:font-weight="bold" style:font-size-asian="20pt" style:font-size-complex="20pt"/>
    </style:style>
    <style:style style:name="T7" style:family="text">
      <style:text-properties fo:color="#666666" fo:font-size="20pt" fo:font-weight="bold" style:font-size-asian="12pt" style:font-size-complex="12pt"/>
    </style:style>
    <style:style style:name="T8" style:family="text">
      <style:text-properties fo:color="#94070a" fo:font-size="20pt" fo:font-weight="bold" style:font-size-asian="12pt" style:font-size-complex="12pt"/>
    </style:style>
    <style:style style:name="T9" style:family="text">
      <style:text-properties fo:color="#680059" fo:font-size="20pt" fo:font-weight="bold" style:font-size-asian="12pt" style:font-size-complex="12pt"/>
    </style:style>
    <style:style style:name="T10" style:family="text">
      <style:text-properties fo:color="#9a6704" fo:font-size="20pt" fo:font-weight="bold" style:font-size-asian="12pt" style:font-size-complex="12pt"/>
    </style:style>
    <style:style style:name="T11" style:family="text">
      <style:text-properties fo:font-size="20pt" fo:font-weight="bold" style:font-size-asian="12pt" style:font-size-complex="12pt"/>
    </style:style>
    <style:style style:name="T12" style:family="text">
      <style:text-properties fo:color="#003d73" fo:font-size="20pt" fo:font-weight="bold" style:font-size-asian="12pt" style:font-size-complex="12pt"/>
    </style:style>
    <style:style style:name="T13" style:family="text">
      <style:text-properties fo:color="#94070a" fo:font-size="20pt" fo:font-weight="bold" style:font-size-asian="20pt" style:font-size-complex="20pt"/>
    </style:style>
    <style:style style:name="T14" style:family="text">
      <style:text-properties fo:color="#680059" fo:font-size="20pt" fo:font-weight="bold" style:font-size-asian="20pt" style:font-size-complex="20pt"/>
    </style:style>
    <style:style style:name="T15" style:family="text">
      <style:text-properties fo:color="#003d73" fo:font-size="20pt" fo:font-weight="bold" style:font-size-asian="20pt" style:font-size-complex="20pt"/>
    </style:style>
    <style:style style:name="T16" style:family="text">
      <style:text-properties fo:color="#a09600" fo:font-size="20pt" fo:font-weight="bold" style:font-size-asian="20pt" style:font-size-complex="20pt"/>
    </style:style>
    <style:style style:name="T17" style:family="text">
      <style:text-properties fo:font-size="20pt" style:text-underline-style="none" fo:font-weight="bold" style:font-size-asian="20pt" style:font-size-complex="20pt"/>
    </style:style>
    <style:style style:name="T18" style:family="text">
      <style:text-properties fo:color="#000000" style:text-underline-style="none"/>
    </style:style>
    <style:style style:name="T19" style:family="text">
      <style:text-properties fo:color="#680059" fo:font-size="7pt" style:text-underline-style="none" fo:font-weight="bold" style:font-size-asian="11pt" style:font-size-complex="11pt"/>
    </style:style>
    <style:style style:name="T20" style:family="text">
      <style:text-properties fo:font-size="7pt" style:text-underline-style="none" fo:font-weight="bold" style:font-size-asian="11pt" style:font-size-complex="11pt"/>
    </style:style>
    <style:style style:name="T21" style:family="text">
      <style:text-properties fo:color="#003d73" fo:font-size="7pt" style:text-underline-style="none" fo:font-weight="bold" style:font-size-asian="11pt" style:font-size-complex="11pt"/>
    </style:style>
    <style:style style:name="T22" style:family="text">
      <style:text-properties fo:font-size="7pt" style:text-underline-style="none" style:font-size-asian="8pt" style:font-size-complex="8pt"/>
    </style:style>
    <style:style style:name="T23" style:family="text">
      <style:text-properties fo:color="#003d73" fo:font-size="7pt" fo:font-weight="bold"/>
    </style:style>
    <style:style style:name="T24" style:family="text">
      <style:text-properties fo:font-size="7pt" fo:font-weight="bold"/>
    </style:style>
    <style:style style:name="T25" style:family="text">
      <style:text-properties fo:color="#680059" fo:font-size="7pt" fo:font-weight="bold"/>
    </style:style>
    <style:style style:name="T26" style:family="text">
      <style:text-properties fo:color="#94070a" fo:font-size="7pt" fo:font-weight="bold"/>
    </style:style>
    <style:style style:name="T27" style:family="text">
      <style:text-properties fo:color="#a09600" fo:font-size="7pt" style:text-underline-style="none" fo:font-weight="bold" style:font-size-asian="11pt" style:font-size-complex="11pt"/>
    </style:style>
    <style:style style:name="T28" style:family="text">
      <style:text-properties fo:color="#94070a" fo:font-size="7pt" style:text-underline-style="none" fo:font-weight="bold"/>
    </style:style>
    <style:style style:name="T29" style:family="text">
      <style:text-properties fo:font-size="7pt" style:text-underline-style="none" fo:font-weight="bold"/>
    </style:style>
    <style:style style:name="T30" style:family="text">
      <style:text-properties fo:color="#407927" fo:font-size="7pt" style:text-underline-style="none" fo:font-weight="bold"/>
    </style:style>
    <style:style style:name="T31" style:family="text">
      <style:text-properties fo:font-variant="normal" fo:text-transform="none" fo:color="#94070a" style:text-outline="false" style:text-line-through-style="none" style:text-line-through-type="none" style:font-name="Liberation Sans" fo:font-size="7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7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text-outline="false" style:text-line-through-style="none" style:text-line-through-type="none" style:font-name="Liberation Sans" fo:font-size="7pt" fo:font-style="normal" fo:text-shadow="none" style:text-underline-style="none" fo:font-weight="bold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680059" style:text-outline="false" style:text-line-through-style="none" style:text-line-through-type="none" style:font-name="Liberation Sans" fo:font-size="7pt" fo:font-style="normal" fo:text-shadow="none" style:text-underline-style="none" fo:font-weight="bold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a09600" style:text-outline="false" style:text-line-through-style="none" style:text-line-through-type="none" style:font-name="Liberation Sans" fo:font-size="7pt" fo:font-style="normal" fo:text-shadow="none" style:text-underline-style="none" fo:font-weight="bold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a09600" fo:font-size="7pt" fo:font-weight="bold"/>
    </style:style>
    <style:style style:name="T37" style:family="text">
      <style:text-properties fo:color="#000000" fo:font-size="7pt" fo:font-weight="bold"/>
    </style:style>
    <style:style style:name="T38" style:family="text">
      <style:text-properties fo:font-variant="normal" fo:text-transform="none" fo:color="#680059" style:text-outline="false" style:text-line-through-style="none" style:text-line-through-type="none" style:font-name="Liberation Sans" fo:font-size="7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text-outline="false" style:text-line-through-style="none" style:text-line-through-type="none" style:font-name="Liberation Sans" fo:font-size="7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a09600" style:text-outline="false" style:text-line-through-style="none" style:text-line-through-type="none" style:font-name="Liberation Sans" fo:font-size="7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size="9pt" style:text-underline-style="none" style:font-size-asian="12pt" style:font-size-complex="12pt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3d73" fo:font-size="18pt" style:text-underline-style="none" fo:font-weight="bold" style:font-size-asian="18pt" style:font-size-complex="18pt"/>
    </style:style>
    <style:style style:name="T44" style:family="text">
      <style:text-properties fo:font-size="18pt" style:text-underline-style="none" fo:font-weight="bold" style:font-size-asian="18pt" style:font-size-complex="18pt"/>
    </style:style>
    <style:style style:name="T45" style:family="text">
      <style:text-properties fo:color="#680059" fo:font-size="18pt" style:text-underline-style="none" fo:font-weight="bold" style:font-size-asian="18pt" style:font-size-complex="18pt"/>
    </style:style>
    <style:style style:name="T46" style:family="text">
      <style:text-properties fo:color="#000000" fo:font-size="18pt" style:text-underline-style="none" fo:font-weight="bold" style:font-size-asian="18pt" style:font-size-complex="18pt"/>
    </style:style>
    <style:style style:name="T47" style:family="text">
      <style:text-properties fo:color="#000000" fo:font-size="18pt" style:text-underline-style="none" fo:font-weight="normal" style:font-size-asian="18pt" style:font-weight-asian="normal" style:font-size-complex="18pt" style:font-weight-complex="normal"/>
    </style:style>
    <style:style style:name="T48" style:family="text">
      <style:text-properties fo:color="#003d73" fo:font-size="11pt" fo:font-weight="bold" style:font-size-asian="11pt" style:font-size-complex="11pt"/>
    </style:style>
    <style:style style:name="T49" style:family="text">
      <style:text-properties fo:font-size="11pt" fo:font-weight="bold" style:font-size-asian="11pt" style:font-size-complex="11pt"/>
    </style:style>
    <style:style style:name="T50" style:family="text">
      <style:text-properties fo:color="#680059" fo:font-size="11pt" fo:font-weight="bold" style:font-size-asian="11pt" style:font-size-complex="11pt"/>
    </style:style>
    <style:style style:name="T51" style:family="text">
      <style:text-properties fo:color="#680059" fo:font-size="11pt" style:text-underline-style="none" fo:font-weight="bold" style:font-size-asian="11pt" style:font-size-complex="11pt"/>
    </style:style>
    <style:style style:name="T52" style:family="text">
      <style:text-properties fo:font-size="11pt" style:text-underline-style="none" fo:font-weight="bold" style:font-size-asian="11pt" style:font-size-complex="11pt"/>
    </style:style>
    <style:style style:name="T53" style:family="text">
      <style:text-properties fo:color="#a09600" fo:font-size="11pt" style:text-underline-style="none" fo:font-weight="bold" style:font-size-asian="11pt" style:font-size-complex="11pt"/>
    </style:style>
    <style:style style:name="T54" style:family="text">
      <style:text-properties fo:color="#94070a" fo:font-size="11pt" fo:font-weight="bold"/>
    </style:style>
    <style:style style:name="T55" style:family="text">
      <style:text-properties fo:font-size="11pt" fo:font-weight="bold"/>
    </style:style>
    <style:style style:name="T56" style:family="text">
      <style:text-properties fo:color="#680059" fo:font-size="11pt" fo:font-weight="bold"/>
    </style:style>
    <style:style style:name="T57" style:family="text">
      <style:text-properties fo:color="#407927" fo:font-size="11pt" fo:font-weight="bold"/>
    </style:style>
    <style:style style:name="T58" style:family="text">
      <style:text-properties fo:color="#000000" fo:font-size="11pt" fo:font-weight="bold"/>
    </style:style>
    <style:style style:name="T59" style:family="text">
      <style:text-properties fo:color="#94070a" fo:font-size="11pt" fo:font-weight="bold" style:font-size-asian="11pt" style:font-size-complex="11pt"/>
    </style:style>
    <style:style style:name="T60" style:family="text">
      <style:text-properties fo:color="#680059" fo:font-size="10pt" fo:font-weight="bold" style:font-size-asian="15pt" style:font-size-complex="15pt"/>
    </style:style>
    <style:style style:name="T61" style:family="text">
      <style:text-properties fo:font-size="10pt" fo:font-weight="bold" style:font-size-asian="15pt" style:font-size-complex="15pt"/>
    </style:style>
    <style:style style:name="T62" style:family="text">
      <style:text-properties fo:color="#a09600" fo:font-size="10pt" fo:font-weight="bold" style:font-size-asian="15pt" style:font-size-complex="15pt"/>
    </style:style>
    <style:style style:name="T63" style:family="text">
      <style:text-properties fo:color="#407927" style:text-underline-style="none"/>
    </style:style>
    <style:style style:name="T64" style:family="text">
      <style:text-properties fo:color="#000000" fo:font-size="11pt" fo:font-weight="bold" style:font-size-asian="11pt" style:font-size-complex="11pt"/>
    </style:style>
    <style:style style:name="T65" style:family="text">
      <style:text-properties fo:font-variant="normal" fo:text-transform="none" fo:color="#94070a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680059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3d73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680059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11.9cm" svg:height="3.8cm" svg:x="33.05cm" svg:y="2.4cm">
          <text:p text:style-name="P1"><text:span text:style-name="T1">Joel Rueda Robles</text:span></text:p>
          <text:p text:style-name="P1"><text:span text:style-name="T1">1601149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onnector draw:style-name="gr2" draw:text-style-name="P3" draw:layer="layout" draw:type="line" svg:x1="13.112cm" svg:y1="10.651cm" svg:x2="13.113cm" svg:y2="14.181cm" draw:start-shape="id1" draw:start-glue-point="8" draw:end-shape="id2" draw:end-glue-point="5" svg:d="M13112 10651l1 3530" svg:viewBox="0 0 2 3531">
            <text:p/>
          </draw:connector>
          <draw:connector draw:style-name="gr2" draw:text-style-name="P3" draw:layer="layout" draw:type="line" svg:x1="13.113cm" svg:y1="16.837cm" svg:x2="13.112cm" svg:y2="19.297cm" draw:start-shape="id2" draw:start-glue-point="8" draw:end-shape="id3" draw:end-glue-point="4" svg:d="M13113 16837l-1 2460" svg:viewBox="0 0 2 2461">
            <text:p/>
          </draw:connector>
          <draw:connector draw:style-name="gr2" draw:text-style-name="P3" draw:layer="layout" svg:x1="17.512cm" svg:y1="22.269cm" svg:x2="33.681cm" svg:y2="32.676cm" draw:start-shape="id3" draw:start-glue-point="7" draw:end-shape="id4" draw:end-glue-point="4" svg:d="M17512 22269h16169v10407" svg:viewBox="0 0 16170 10408">
            <text:p/>
          </draw:connector>
          <draw:connector draw:style-name="gr2" draw:text-style-name="P3" draw:layer="layout" svg:x1="13.112cm" svg:y1="25.24cm" svg:x2="13.112cm" svg:y2="27.034cm" draw:start-shape="id3" draw:start-glue-point="6" draw:end-shape="id5" draw:end-glue-point="0" svg:d="M13112 25240v1794" svg:viewBox="0 0 1 1795">
            <text:p/>
          </draw:connector>
          <draw:connector draw:style-name="gr2" draw:text-style-name="P3" draw:layer="layout" svg:x1="13.112cm" svg:y1="31.016cm" svg:x2="13.112cm" svg:y2="33.791cm" draw:start-shape="id5" draw:start-glue-point="2" draw:end-shape="id6" draw:end-glue-point="0" svg:d="M13112 31016v2775" svg:viewBox="0 0 1 2776">
            <text:p/>
          </draw:connector>
          <draw:connector draw:style-name="gr2" draw:text-style-name="P3" draw:layer="layout" svg:x1="13.112cm" svg:y1="37.774cm" svg:x2="13.112cm" svg:y2="40.884cm" draw:start-shape="id6" draw:start-glue-point="2" draw:end-shape="id7" draw:end-glue-point="4" svg:d="M13112 37774v3110" svg:viewBox="0 0 1 3111">
            <text:p/>
          </draw:connector>
          <draw:connector draw:style-name="gr2" draw:text-style-name="P3" xml:id="id8" draw:id="id8" draw:layer="layout" svg:x1="13.112cm" svg:y1="44.006cm" svg:x2="13.113cm" svg:y2="47.399cm" draw:start-shape="id7" draw:start-glue-point="6" svg:d="M13112 44006v2146h1v1247" svg:viewBox="0 0 2 3394">
            <text:p/>
          </draw:connector>
          <draw:frame draw:style-name="gr3" draw:text-style-name="P4" draw:layer="layout" svg:width="2.136cm" svg:height="1.313cm" svg:x="18.434cm" svg:y="20.607cm">
            <draw:text-box>
              <text:p><text:span text:style-name="T2">No</text:span></text:p>
            </draw:text-box>
          </draw:frame>
          <draw:frame draw:style-name="gr4" draw:text-style-name="P4" draw:layer="layout" svg:width="1.841cm" svg:height="1.312cm" svg:x="10.247cm" svg:y="25.269cm">
            <draw:text-box>
              <text:p><text:span text:style-name="T2">Si</text:span></text:p>
            </draw:text-box>
          </draw:frame>
          <draw:connector draw:style-name="gr2" draw:text-style-name="P3" draw:layer="layout" svg:x1="33.681cm" svg:y1="36.48cm" svg:x2="13.112cm" svg:y2="46.152cm" draw:start-shape="id4" draw:start-glue-point="6" draw:end-shape="id8" draw:end-glue-point="0" svg:d="M33681 36480v9672h-20569" svg:viewBox="0 0 20570 9673">
            <text:p/>
          </draw:connector>
          <draw:custom-shape draw:style-name="gr5" draw:text-style-name="P5" xml:id="id4" draw:id="id4" draw:layer="layout" svg:width="10.438cm" svg:height="4.043cm" svg:x="28.462cm" svg:y="32.676cm">
            <text:p text:style-name="P1"><text:span text:style-name="T3">“</text:span><text:span text:style-name="T3">La clave debe contener</text:span><text:span text:style-name="T3"><text:line-break/></text:span><text:span text:style-name="T3"> al menos 8 caracteres”</text:span></text:p>
  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g>
            <draw:custom-shape draw:style-name="gr6" draw:text-style-name="P6" draw:layer="layout" svg:width="4.298cm" svg:height="3.801cm" svg:x="10.963cm" svg:y="47.399cm">
              <text:p text:style-name="P1"><text:span text:style-name="T4">Fin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7" draw:layer="layout" svg:width="3.684cm" svg:height="3.257cm" svg:x="11.27cm" svg:y="47.671cm">
              <text:p text:style-name="P1"><text:span text:style-name="T5">Fin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6" draw:text-style-name="P8" xml:id="id1" draw:id="id1" draw:layer="layout" svg:width="4.298cm" svg:height="3.801cm" svg:x="10.963cm" svg:y="6.85cm">
            <text:p text:style-name="P1"><text:span text:style-name="T6">Inicio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0" xml:id="id5" draw:id="id5" draw:layer="layout" svg:width="18.624cm" svg:height="3.982cm" svg:x="3.8cm" svg:y="27.034cm">
            <text:p text:style-name="P9"><text:span text:style-name="T7">/* Variable que me dirá de cuantas </text:span></text:p>
            <text:p text:style-name="P9"><text:span text:style-name="T7">dimensiones sera mi matriz */</text:span></text:p>
            <text:p text:style-name="P9"><text:span text:style-name="T8">dim </text:span><text:span text:style-name="T9">=</text:span><text:span text:style-name="T8"> </text:span><text:span text:style-name="T10">3</text:span></text:p>
            <text:p text:style-name="P9"><text:span text:style-name="T8">matriz</text:span><text:span text:style-name="T11"> = </text:span><text:span text:style-name="T12">makeMirrorMatrix</text:span><text:span text:style-name="T11">(clave, </text:span><text:span text:style-name="T9">&amp;</text:span><text:span text:style-name="T11">dim) : [][]</text:span><text:span text:style-name="T9">ch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xml:id="id2" draw:id="id2" draw:layer="layout" svg:width="9.823cm" svg:height="2.656cm" svg:x="8.201cm" svg:y="14.181cm">
            <text:p text:style-name="P1"><text:span text:style-name="T13">clave</text:span></text:p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" draw:text-style-name="P8" xml:id="id3" draw:id="id3" draw:layer="layout" svg:width="8.8cm" svg:height="5.943cm" svg:x="8.712cm" svg:y="19.297cm">
            <text:p text:style-name="P1"><text:span text:style-name="T14">if</text:span><text:span text:style-name="T6"> </text:span><text:span text:style-name="T15">len</text:span><text:span text:style-name="T6">(clave) </text:span><text:span text:style-name="T14">&lt;</text:span><text:span text:style-name="T6"> </text:span><text:span text:style-name="T16">8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8" xml:id="id6" draw:id="id6" draw:layer="layout" svg:width="18.624cm" svg:height="3.983cm" svg:x="3.8cm" svg:y="33.791cm">
            <text:p text:style-name="P1"><text:span text:style-name="T13">hash</text:span><text:span text:style-name="T6"> = </text:span><text:span text:style-name="T15">makeHash</text:span><text:span text:style-name="T17">(matriz, dim</text:span><text:span text:style-name="T6">) : </text:span><text:span text:style-name="T14">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2" xml:id="id7" draw:id="id7" draw:layer="layout" svg:width="8.596cm" svg:height="3.318cm" svg:x="8.814cm" svg:y="40.884cm">
            <text:p text:style-name="P1"><text:span text:style-name="T13">hash</text:span></text:p>
  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13" draw:text-style-name="P13" draw:layer="layout" svg:width="18cm" svg:height="3.8cm" svg:x="30cm" svg:y="7cm">
          <text:p text:style-name="P1"><text:span text:style-name="T18">En esta pagina se encuentra el programa principal, que </text:span><text:span text:style-name="T18"><text:line-break/></text:span><text:span text:style-name="T18">Implementa dos funciones las cuales se describen por un </text:span><text:span text:style-name="T18"><text:line-break/></text:span><text:span text:style-name="T18">diagrama de flujo en las siguientes dos pagin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2" draw:master-page-name="Predeterminado">
        <draw:custom-shape draw:style-name="gr14" draw:text-style-name="P14" xml:id="id10" draw:id="id10" draw:layer="layout" svg:width="6.289cm" svg:height="1.217cm" svg:x="15.571cm" svg:y="6.865cm">
          <text:p text:style-name="P1"><text:span text:style-name="T19">while</text:span><text:span text:style-name="T20"> </text:span><text:span text:style-name="T21">pow</text:span><text:span text:style-name="T20">(dim, dim) </text:span><text:span text:style-name="T19">&lt;</text:span><text:span text:style-name="T20"> </text:span><text:span text:style-name="T21">len</text:span><text:span text:style-name="T20">(clave)</text:span>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15" draw:text-style-name="P15" draw:layer="layout" svg:x1="18.716cm" svg:y1="5.327cm" svg:x2="18.716cm" svg:y2="6.865cm" draw:start-shape="id9" draw:start-glue-point="8" draw:end-shape="id10" draw:end-glue-point="4" svg:d="M18716 5327v1538" svg:viewBox="0 0 1 1539">
          <text:p/>
        </draw:connector>
        <draw:connector draw:style-name="gr16" draw:text-style-name="P15" draw:layer="layout" svg:x1="18.716cm" svg:y1="8.082cm" svg:x2="18.715cm" svg:y2="9.207cm" draw:start-shape="id10" draw:start-glue-point="6" draw:end-shape="id11" draw:end-glue-point="0" svg:d="M18716 8082v663h-1v462" svg:viewBox="0 0 2 1126">
          <text:p/>
        </draw:connector>
        <draw:connector draw:style-name="gr16" draw:text-style-name="P15" draw:layer="layout" svg:x1="18.715cm" svg:y1="13.173cm" svg:x2="18.716cm" svg:y2="14.298cm" draw:start-shape="id12" draw:start-glue-point="2" draw:end-shape="id13" draw:end-glue-point="4" svg:d="M18715 13173v662h1v463" svg:viewBox="0 0 2 1126">
          <text:p/>
        </draw:connector>
        <draw:connector draw:style-name="gr16" draw:text-style-name="P15" draw:layer="layout" draw:line-skew="-0.499cm" svg:x1="15.639cm" svg:y1="9.951cm" svg:x2="15.571cm" svg:y2="7.474cm" draw:start-shape="id11" draw:start-glue-point="3" draw:end-shape="id10" draw:end-glue-point="5" svg:d="M15639 9951h-1069v-2477h1001" svg:viewBox="0 0 1070 2478">
          <text:p/>
        </draw:connector>
        <draw:connector draw:style-name="gr16" draw:text-style-name="P15" draw:layer="layout" draw:line-skew="0.31cm 1.029cm" svg:x1="21.86cm" svg:y1="7.474cm" svg:x2="18.715cm" svg:y2="11.686cm" draw:start-shape="id10" draw:start-glue-point="7" draw:end-shape="id12" draw:end-glue-point="0" svg:d="M21860 7474h1011v3539h-4156v673" svg:viewBox="0 0 4157 4213">
          <text:p/>
        </draw:connector>
        <draw:connector draw:style-name="gr16" draw:text-style-name="P15" xml:id="id18" draw:id="id18" draw:layer="layout" draw:line-skew="-0.499cm" svg:x1="15.639cm" svg:y1="22.343cm" svg:x2="15.571cm" svg:y2="17.387cm" draw:start-shape="id14" draw:start-glue-point="3" draw:end-shape="id15" draw:end-glue-point="5" svg:d="M15639 22343h-1069v-4956h1001" svg:viewBox="0 0 1070 4957">
          <text:p/>
        </draw:connector>
        <draw:connector draw:style-name="gr16" draw:text-style-name="P15" draw:layer="layout" svg:x1="18.716cm" svg:y1="17.995cm" svg:x2="18.715cm" svg:y2="18.755cm" draw:start-shape="id15" draw:start-glue-point="6" draw:end-shape="id16" draw:end-glue-point="4" svg:d="M18716 17995v480h-1v280" svg:viewBox="0 0 2 761">
          <text:p/>
        </draw:connector>
        <draw:connector draw:style-name="gr16" draw:text-style-name="P15" draw:layer="layout" svg:x1="18.715cm" svg:y1="20.974cm" svg:x2="18.715cm" svg:y2="21.6cm" draw:start-shape="id16" draw:start-glue-point="6" draw:end-shape="id14" draw:end-glue-point="0" svg:d="M18715 20974v626" svg:viewBox="0 0 1 627">
          <text:p/>
        </draw:connector>
        <draw:connector draw:style-name="gr16" draw:text-style-name="P15" draw:layer="layout" svg:x1="20.169cm" svg:y1="19.865cm" svg:x2="25.762cm" svg:y2="21.6cm" draw:start-shape="id16" draw:start-glue-point="7" draw:end-shape="id17" draw:end-glue-point="0" svg:d="M20169 19865h5593v1735" svg:viewBox="0 0 5594 1736">
          <text:p/>
        </draw:connector>
        <draw:frame draw:style-name="gr17" draw:text-style-name="P16" draw:layer="layout" svg:width="0.756cm" svg:height="0.569cm" svg:x="19.778cm" svg:y="17.013cm">
          <draw:text-box>
            <text:p><text:span text:style-name="T22">Si</text:span></text:p>
          </draw:text-box>
        </draw:frame>
        <draw:connector draw:style-name="gr16" draw:text-style-name="P15" draw:layer="layout" draw:line-skew="0.2cm" svg:x1="25.762cm" svg:y1="23.087cm" svg:x2="14.57cm" svg:y2="19.865cm" draw:start-shape="id17" draw:start-glue-point="2" draw:end-shape="id18" draw:end-glue-point="0" svg:d="M25762 23087v900h-11693v-4122h501" svg:viewBox="0 0 11694 4123">
          <text:p/>
        </draw:connector>
        <draw:connector draw:style-name="gr16" draw:text-style-name="P15" draw:layer="layout" draw:line-skew="7.41cm 8.366cm -1.701cm" svg:x1="21.86cm" svg:y1="17.387cm" svg:x2="15.571cm" svg:y2="14.907cm" draw:start-shape="id15" draw:start-glue-point="7" draw:end-shape="id13" draw:end-glue-point="5" svg:d="M21860 17387h8111v7226h-16603v-9706h2203" svg:viewBox="0 0 16604 9707">
          <text:p/>
        </draw:connector>
        <draw:connector draw:style-name="gr16" draw:text-style-name="P15" draw:layer="layout" svg:x1="18.716cm" svg:y1="15.516cm" svg:x2="18.716cm" svg:y2="16.778cm" draw:start-shape="id13" draw:start-glue-point="6" draw:end-shape="id15" draw:end-glue-point="4" svg:d="M18716 15516v1262" svg:viewBox="0 0 1 1263">
          <text:p/>
        </draw:connector>
        <draw:custom-shape draw:style-name="gr18" draw:text-style-name="P17" xml:id="id9" draw:id="id9" draw:layer="layout" svg:width="3.583cm" svg:height="1.623cm" svg:x="16.924cm" svg:y="3.704cm">
          <text:p text:style-name="P1"><text:span text:style-name="T23">makeMirrorMatrix</text:span><text:span text:style-name="T24">(clave,</text:span></text:p>
          <text:p text:style-name="P1"><text:span text:style-name="T24"><text:s/></text:span><text:span text:style-name="T25">&amp;</text:span><text:span text:style-name="T24">dim) : [][]</text:span><text:span text:style-name="T25">cha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11" draw:id="id11" draw:layer="layout" svg:width="6.152cm" svg:height="1.488cm" svg:x="15.639cm" svg:y="9.207cm">
          <text:p text:style-name="P1"><text:span text:style-name="T26">dim</text:span><text:span text:style-name="T25">+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7" xml:id="id12" draw:id="id12" draw:layer="layout" svg:width="6.152cm" svg:height="1.487cm" svg:x="15.639cm" svg:y="11.686cm">
          <text:p text:style-name="P1"><text:span text:style-name="T26">matriz</text:span><text:span text:style-name="T24">[dim][dim]</text:span></text:p>
          <text:p text:style-name="P1"><text:span text:style-name="T26">faltantes</text:span><text:span text:style-name="T24"> = </text:span><text:span text:style-name="T23">len</text:span><text:span text:style-name="T24">(clave) – </text:span><text:span text:style-name="T23">pow</text:span><text:span text:style-name="T24">(dim, di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4" xml:id="id13" draw:id="id13" draw:layer="layout" svg:width="6.289cm" svg:height="1.218cm" svg:x="15.571cm" svg:y="14.298cm">
          <text:p text:style-name="P1"><text:span text:style-name="T19">for</text:span><text:span text:style-name="T20"> i </text:span><text:span text:style-name="T19">=</text:span><text:span text:style-name="T20"> </text:span><text:span text:style-name="T27">0</text:span><text:span text:style-name="T20">; i </text:span><text:span text:style-name="T19">&lt;</text:span><text:span text:style-name="T20"> dim; i</text:span><text:span text:style-name="T19">++</text:span>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2" draw:text-style-name="P17" xml:id="id16" draw:id="id16" draw:layer="layout" svg:width="2.908cm" svg:height="2.219cm" svg:x="17.261cm" svg:y="18.755cm">
          <text:p text:style-name="P1"><text:span text:style-name="T25">if</text:span><text:span text:style-name="T24"> i </text:span><text:span text:style-name="T25">&gt;=</text:span><text:span text:style-name="T24"> faltante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7" xml:id="id14" draw:id="id14" draw:layer="layout" svg:width="6.152cm" svg:height="1.487cm" svg:x="15.639cm" svg:y="21.6cm">
          <text:p text:style-name="P1"><text:span text:style-name="T26">matriz</text:span><text:span text:style-name="T24">[i][j] = </text:span><text:span text:style-name="T26">clave</text:span><text:span text:style-name="T24">[dim </text:span><text:span text:style-name="T25">*</text:span><text:span text:style-name="T24"> i </text:span><text:span text:style-name="T25">+</text:span><text:span text:style-name="T24"> j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4" xml:id="id15" draw:id="id15" draw:layer="layout" svg:width="6.289cm" svg:height="1.217cm" svg:x="15.571cm" svg:y="16.778cm">
          <text:p text:style-name="P1"><text:span text:style-name="T19">for</text:span><text:span text:style-name="T20"> j </text:span><text:span text:style-name="T19">=</text:span><text:span text:style-name="T20"> </text:span><text:span text:style-name="T27">0</text:span><text:span text:style-name="T20">; j </text:span><text:span text:style-name="T19">&lt;</text:span><text:span text:style-name="T20"> dim; j</text:span><text:span text:style-name="T19">++</text:span>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3" draw:text-style-name="P18" xml:id="id17" draw:id="id17" draw:layer="layout" svg:width="6.153cm" svg:height="1.487cm" svg:x="22.686cm" svg:y="21.6cm">
          <text:p text:style-name="P1"><text:span text:style-name="T28">matriz</text:span><text:span text:style-name="T29">[i][j] = </text:span><text:span text:style-name="T30">“A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4" draw:text-style-name="P17" draw:layer="layout" svg:width="3.583cm" svg:height="1.622cm" svg:x="16.924cm" svg:y="52.674cm">
            <text:p text:style-name="P1"><text:span text:style-name="T24">return matriz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7" draw:layer="layout" svg:width="3.377cm" svg:height="1.35cm" svg:x="17.027cm" svg:y="52.81cm">
            <text:p text:style-name="P1"><text:span text:style-name="T25">return</text:span><text:span text:style-name="T24"> matrizEspejo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6" draw:text-style-name="P19" draw:layer="layout" svg:x1="18.716cm" svg:y1="32.674cm" svg:x2="18.715cm" svg:y2="33.474cm" draw:start-shape="id19" draw:start-glue-point="6" draw:end-shape="id20" draw:end-glue-point="4" svg:d="M18716 32674v500h-1v300" svg:viewBox="0 0 2 801">
          <text:p/>
        </draw:connector>
        <draw:connector draw:style-name="gr26" draw:text-style-name="P19" xml:id="id32" draw:id="id32" draw:layer="layout" svg:x1="18.715cm" svg:y1="35.693cm" svg:x2="18.715cm" svg:y2="36.655cm" draw:start-shape="id20" draw:start-glue-point="6" draw:end-shape="id21" draw:end-glue-point="4" svg:d="M18715 35693v962" svg:viewBox="0 0 1 963">
          <text:p/>
        </draw:connector>
        <draw:connector draw:style-name="gr26" draw:text-style-name="P19" xml:id="id28" draw:id="id28" draw:layer="layout" svg:x1="18.715cm" svg:y1="38.874cm" svg:x2="18.715cm" svg:y2="39.755cm" draw:start-shape="id21" draw:start-glue-point="6" draw:end-shape="id22" draw:end-glue-point="4" svg:d="M18715 38874v881" svg:viewBox="0 0 1 882">
          <text:p/>
        </draw:connector>
        <draw:connector draw:style-name="gr26" draw:text-style-name="P19" xml:id="id29" draw:id="id29" draw:layer="layout" svg:x1="18.715cm" svg:y1="41.974cm" svg:x2="18.715cm" svg:y2="42.955cm" draw:start-shape="id22" draw:start-glue-point="6" draw:end-shape="id23" draw:end-glue-point="4" svg:d="M18715 41974v981" svg:viewBox="0 0 1 982">
          <text:p/>
        </draw:connector>
        <draw:connector draw:style-name="gr26" draw:text-style-name="P19" draw:layer="layout" svg:x1="20.169cm" svg:y1="34.584cm" svg:x2="22.314cm" svg:y2="34.583cm" draw:start-shape="id20" draw:start-glue-point="7" draw:end-shape="id24" draw:end-glue-point="3" svg:d="M20169 34584h1173v-1h972" svg:viewBox="0 0 2146 2">
          <text:p/>
        </draw:connector>
        <draw:connector draw:style-name="gr26" draw:text-style-name="P19" draw:layer="layout" svg:x1="20.169cm" svg:y1="37.765cm" svg:x2="22.314cm" svg:y2="37.764cm" draw:start-shape="id21" draw:start-glue-point="7" draw:end-shape="id25" draw:end-glue-point="3" svg:d="M20169 37765h1173v-1h972" svg:viewBox="0 0 2146 2">
          <text:p/>
        </draw:connector>
        <draw:connector draw:style-name="gr26" draw:text-style-name="P19" draw:layer="layout" svg:x1="20.169cm" svg:y1="40.865cm" svg:x2="22.314cm" svg:y2="40.864cm" draw:start-shape="id22" draw:start-glue-point="7" draw:end-shape="id26" draw:end-glue-point="3" svg:d="M20169 40865h1173v-1h972" svg:viewBox="0 0 2146 2">
          <text:p/>
        </draw:connector>
        <draw:connector draw:style-name="gr26" draw:text-style-name="P19" draw:layer="layout" svg:x1="20.169cm" svg:y1="44.065cm" svg:x2="22.314cm" svg:y2="44.064cm" draw:start-shape="id23" draw:start-glue-point="7" draw:end-shape="id27" draw:end-glue-point="3" svg:d="M20169 44065h1173v-1h972" svg:viewBox="0 0 2146 2">
          <text:p/>
        </draw:connector>
        <draw:connector draw:style-name="gr26" draw:text-style-name="P19" draw:layer="layout" svg:x1="26.914cm" svg:y1="37.764cm" svg:x2="18.715cm" svg:y2="39.314cm" draw:start-shape="id25" draw:start-glue-point="1" draw:end-shape="id28" draw:end-glue-point="0" svg:d="M26914 37764h701v1550h-8900" svg:viewBox="0 0 8901 1551">
          <text:p/>
        </draw:connector>
        <draw:connector draw:style-name="gr26" draw:text-style-name="P19" draw:layer="layout" svg:x1="26.914cm" svg:y1="40.864cm" svg:x2="18.715cm" svg:y2="42.464cm" draw:start-shape="id26" draw:start-glue-point="1" draw:end-shape="id29" draw:end-glue-point="0" svg:d="M26914 40864h701v1600h-8900" svg:viewBox="0 0 8901 1601">
          <text:p/>
        </draw:connector>
        <draw:connector draw:style-name="gr26" draw:text-style-name="P19" draw:layer="layout" svg:x1="26.914cm" svg:y1="44.064cm" svg:x2="18.589cm" svg:y2="45.856cm" draw:start-shape="id27" draw:start-glue-point="1" svg:d="M26914 44064h701v1792h-9026" svg:viewBox="0 0 9027 1793">
          <text:p/>
        </draw:connector>
        <draw:connector draw:style-name="gr26" draw:text-style-name="P19" draw:layer="layout" svg:x1="18.715cm" svg:y1="45.174cm" svg:x2="15.571cm" svg:y2="32.066cm" draw:start-shape="id23" draw:start-glue-point="6" draw:end-shape="id19" draw:end-glue-point="5" svg:d="M18715 45174v701h-3646v-13809h502" svg:viewBox="0 0 3647 13810">
          <text:p/>
        </draw:connector>
        <draw:connector draw:style-name="gr26" draw:text-style-name="P20" draw:layer="layout" draw:line-skew="6.61cm 16.148cm -1.098cm" svg:x1="21.86cm" svg:y1="32.066cm" svg:x2="15.571cm" svg:y2="29.586cm" draw:start-shape="id19" draw:start-glue-point="7" draw:end-shape="id30" draw:end-glue-point="5" svg:d="M21860 32066h7311v15008h-15200v-17488h1600" svg:viewBox="0 0 15201 17489">
          <text:p/>
        </draw:connector>
        <draw:connector draw:style-name="gr26" draw:text-style-name="P20" draw:layer="layout" svg:x1="18.715cm" svg:y1="27.861cm" svg:x2="18.716cm" svg:y2="28.977cm" draw:start-shape="id31" draw:start-glue-point="2" draw:end-shape="id30" draw:end-glue-point="4" svg:d="M18715 27861v658h1v458" svg:viewBox="0 0 2 1117">
          <text:p/>
        </draw:connector>
        <draw:connector draw:style-name="gr26" draw:text-style-name="P20" draw:layer="layout" draw:line-skew="8.071cm 4.329cm" svg:x1="21.86cm" svg:y1="14.907cm" svg:x2="18.715cm" svg:y2="26.374cm" draw:start-shape="id13" draw:start-glue-point="7" draw:end-shape="id31" draw:end-glue-point="0" svg:d="M21860 14907h8772v10467h-11917v1000" svg:viewBox="0 0 11918 11468">
          <text:p/>
        </draw:connector>
        <draw:custom-shape draw:style-name="gr20" draw:text-style-name="P17" xml:id="id31" draw:id="id31" draw:layer="layout" svg:width="6.152cm" svg:height="1.487cm" svg:x="15.639cm" svg:y="26.374cm">
          <text:p text:style-name="P1"><text:span text:style-name="T31">matrizEspejo</text:span><text:span text:style-name="T32">[</text:span><text:span text:style-name="T33">dim </text:span><text:span text:style-name="T34">+</text:span><text:span text:style-name="T33"> </text:span><text:span text:style-name="T35">2</text:span><text:span text:style-name="T32">][</text:span><text:span text:style-name="T20">dim </text:span><text:span text:style-name="T19">+</text:span><text:span text:style-name="T20"> </text:span><text:span text:style-name="T27">2</text:span><text:span text:style-name="T24">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4" xml:id="id30" draw:id="id30" draw:layer="layout" svg:width="6.289cm" svg:height="1.218cm" svg:x="15.571cm" svg:y="28.977cm">
          <text:p text:style-name="P1"><text:span text:style-name="T19">for</text:span><text:span text:style-name="T20"> i </text:span><text:span text:style-name="T19">=</text:span><text:span text:style-name="T20"> </text:span><text:span text:style-name="T27">1</text:span><text:span text:style-name="T20">; i </text:span><text:span text:style-name="T19">&lt;</text:span><text:span text:style-name="T20"> dim </text:span><text:span text:style-name="T19">-</text:span><text:span text:style-name="T20"> </text:span><text:span text:style-name="T27">1</text:span><text:span text:style-name="T20">; i</text:span><text:span text:style-name="T19">++</text:span>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4" draw:text-style-name="P14" xml:id="id19" draw:id="id19" draw:layer="layout" svg:width="6.289cm" svg:height="1.217cm" svg:x="15.571cm" svg:y="31.457cm">
          <text:p text:style-name="P1"><text:span text:style-name="T19">for</text:span><text:span text:style-name="T20"> j </text:span><text:span text:style-name="T19">=</text:span><text:span text:style-name="T20"> </text:span><text:span text:style-name="T27">1</text:span><text:span text:style-name="T20">; j </text:span><text:span text:style-name="T19">&lt;</text:span><text:span text:style-name="T20"> dim </text:span><text:span text:style-name="T19">-</text:span><text:span text:style-name="T20"> </text:span><text:span text:style-name="T27">1</text:span><text:span text:style-name="T20">; j</text:span><text:span text:style-name="T19">++</text:span>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2" draw:text-style-name="P17" xml:id="id20" draw:id="id20" draw:layer="layout" svg:width="2.908cm" svg:height="2.219cm" svg:x="17.261cm" svg:y="33.474cm">
          <text:p text:style-name="P1"><text:span text:style-name="T25">if</text:span><text:span text:style-name="T24"> i </text:span><text:span text:style-name="T25">==</text:span><text:span text:style-name="T24"> </text:span><text:span text:style-name="T36">1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7" xml:id="id21" draw:id="id21" draw:layer="layout" svg:width="2.908cm" svg:height="2.219cm" svg:x="17.261cm" svg:y="36.655cm">
          <text:p text:style-name="P1"><text:span text:style-name="T25">if</text:span><text:span text:style-name="T24"> i </text:span><text:span text:style-name="T25">==</text:span><text:span text:style-name="T24"> </text:span><text:span text:style-name="T37">dim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7" xml:id="id22" draw:id="id22" draw:layer="layout" svg:width="2.908cm" svg:height="2.219cm" svg:x="17.261cm" svg:y="39.755cm">
          <text:p text:style-name="P1"><text:span text:style-name="T25">if</text:span><text:span text:style-name="T24"> j </text:span><text:span text:style-name="T25">==</text:span><text:span text:style-name="T24"> </text:span><text:span text:style-name="T36">1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7" xml:id="id23" draw:id="id23" draw:layer="layout" svg:width="2.908cm" svg:height="2.219cm" svg:x="17.261cm" svg:y="42.955cm">
          <text:p text:style-name="P1"><text:span text:style-name="T38">if</text:span><text:span text:style-name="T39"> j </text:span><text:span text:style-name="T38">== </text:span><text:span text:style-name="T37">dim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17" xml:id="id24" draw:id="id24" draw:layer="layout" svg:width="4.6cm" svg:height="1.487cm" svg:x="22.314cm" svg:y="33.84cm">
          <text:p text:style-name="P1"><text:span text:style-name="T31">matrizEspejo</text:span><text:span text:style-name="T32">[dim </text:span><text:span text:style-name="T38">+</text:span><text:span text:style-name="T32"> </text:span><text:span text:style-name="T40">1</text:span><text:span text:style-name="T32">][j] = </text:span><text:span text:style-name="T26">matriz</text:span><text:span text:style-name="T24">[i][j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xml:id="id25" draw:id="id25" draw:layer="layout" svg:width="4.6cm" svg:height="1.487cm" svg:x="22.314cm" svg:y="37.021cm">
          <text:p text:style-name="P1"><text:span text:style-name="T31">matrizEspejo</text:span><text:span text:style-name="T32">[0][j] = </text:span><text:span text:style-name="T26">matriz</text:span><text:span text:style-name="T24">[i][j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xml:id="id26" draw:id="id26" draw:layer="layout" svg:width="4.6cm" svg:height="1.487cm" svg:x="22.314cm" svg:y="40.121cm">
          <text:p text:style-name="P1"><text:span text:style-name="T31">matrizEspejo</text:span><text:span text:style-name="T32">[dim </text:span><text:span text:style-name="T38">+</text:span><text:span text:style-name="T32"> </text:span><text:span text:style-name="T40">1</text:span><text:span text:style-name="T32">][j] = </text:span><text:span text:style-name="T26">matriz</text:span><text:span text:style-name="T24">[i][j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xml:id="id27" draw:id="id27" draw:layer="layout" svg:width="4.6cm" svg:height="1.487cm" svg:x="22.314cm" svg:y="43.321cm">
          <text:p text:style-name="P1"><text:span text:style-name="T31">matrizEspejo</text:span><text:span text:style-name="T32">[i]</text:span><text:span text:style-name="T39">[</text:span><text:span text:style-name="T40">0</text:span><text:span text:style-name="T32">] = </text:span><text:span text:style-name="T26">matriz</text:span><text:span text:style-name="T24">[i][j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7" xml:id="id33" draw:id="id33" draw:layer="layout" svg:width="8.352cm" svg:height="1.487cm" svg:x="14.539cm" svg:y="49.074cm">
          <text:p text:style-name="P1"><text:span text:style-name="T31">matrizEspejo</text:span><text:span text:style-name="T39">[</text:span><text:span text:style-name="T40">0</text:span><text:span text:style-name="T39">][</text:span><text:span text:style-name="T40">0</text:span><text:span text:style-name="T32">] </text:span><text:span text:style-name="T38">=</text:span><text:span text:style-name="T32"> </text:span><text:span text:style-name="T31">matrizEspejo</text:span><text:span text:style-name="T24">[dim][dim]</text:span></text:p>
          <text:p text:style-name="P1"><text:span text:style-name="T31">matrizEspejo</text:span><text:span text:style-name="T39">[dim </text:span><text:span text:style-name="T38">+</text:span><text:span text:style-name="T39"> </text:span><text:span text:style-name="T40">1</text:span><text:span text:style-name="T32">][</text:span><text:span text:style-name="T40">0</text:span><text:span text:style-name="T32">] </text:span><text:span text:style-name="T38">=</text:span><text:span text:style-name="T32"> </text:span><text:span text:style-name="T31">matrizEspejo</text:span><text:span text:style-name="T24">[</text:span><text:span text:style-name="T36">1</text:span><text:span text:style-name="T24">][dim]</text:span></text:p>
          <text:p text:style-name="P1"><text:span text:style-name="T31">matrizEspejo</text:span><text:span text:style-name="T32">[</text:span><text:span text:style-name="T40">0</text:span><text:span text:style-name="T32">][dim </text:span><text:span text:style-name="T38">+</text:span><text:span text:style-name="T32"> </text:span><text:span text:style-name="T40">1</text:span><text:span text:style-name="T32">] </text:span><text:span text:style-name="T38">=</text:span><text:span text:style-name="T32"> </text:span><text:span text:style-name="T31">matrizEspejo</text:span><text:span text:style-name="T24">[dim][</text:span><text:span text:style-name="T36">1</text:span><text:span text:style-name="T24">]</text:span></text:p>
          <text:p text:style-name="P1"><text:span text:style-name="T31">matrizEspejo</text:span><text:span text:style-name="T32">[dim </text:span><text:span text:style-name="T38">+</text:span><text:span text:style-name="T32"> </text:span><text:span text:style-name="T40">1</text:span><text:span text:style-name="T32">][dim </text:span><text:span text:style-name="T38">+</text:span><text:span text:style-name="T32"> </text:span><text:span text:style-name="T40">1</text:span><text:span text:style-name="T32">] </text:span><text:span text:style-name="T38">=</text:span><text:span text:style-name="T32"> </text:span><text:span text:style-name="T31">matrizEspejo</text:span><text:span text:style-name="T24">[</text:span><text:span text:style-name="T36">1</text:span><text:span text:style-name="T24">][</text:span><text:span text:style-name="T36">1</text:span><text:span text:style-name="T24">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20" draw:layer="layout" svg:x1="26.914cm" svg:y1="34.583cm" svg:x2="18.715cm" svg:y2="36.174cm" draw:start-shape="id24" draw:start-glue-point="1" draw:end-shape="id32" draw:end-glue-point="0" svg:d="M26914 34583h701v1591h-8900" svg:viewBox="0 0 8901 1592">
          <text:p/>
        </draw:connector>
        <draw:connector draw:style-name="gr29" draw:text-style-name="P20" draw:layer="layout" draw:line-skew="7.51cm 8.233cm" svg:x1="21.86cm" svg:y1="29.586cm" svg:x2="18.715cm" svg:y2="49.074cm" draw:start-shape="id30" draw:start-glue-point="7" draw:end-shape="id33" draw:end-glue-point="0" svg:d="M21860 29586h8211v18382h-11356v1106" svg:viewBox="0 0 11357 19489">
          <text:p/>
        </draw:connector>
        <draw:connector draw:style-name="gr29" draw:text-style-name="P20" draw:layer="layout" svg:x1="18.715cm" svg:y1="50.561cm" svg:x2="18.715cm" svg:y2="52.674cm" draw:start-shape="id33" draw:start-glue-point="2" svg:d="M18715 50561v2113" svg:viewBox="0 0 1 2114">
          <text:p/>
        </draw:connector>
        <draw:frame draw:style-name="gr30" draw:text-style-name="P21" draw:layer="layout" svg:width="0.908cm" svg:height="0.607cm" svg:x="17.539cm" svg:y="20.749cm">
          <draw:text-box>
            <text:p><text:span text:style-name="T41">No</text:span></text:p>
          </draw:text-box>
        </draw:frame>
        <draw:frame draw:style-name="gr31" draw:text-style-name="P21" draw:layer="layout" svg:width="0.786cm" svg:height="0.607cm" svg:x="20.195cm" svg:y="19.074cm">
          <draw:text-box>
            <text:p><text:span text:style-name="T41">Si</text:span></text:p>
          </draw:text-box>
        </draw:frame>
        <draw:frame draw:style-name="gr30" draw:text-style-name="P21" draw:layer="layout" svg:width="0.908cm" svg:height="0.607cm" svg:x="17.339cm" svg:y="35.674cm">
          <draw:text-box>
            <text:p><text:span text:style-name="T41">No</text:span></text:p>
          </draw:text-box>
        </draw:frame>
        <draw:frame draw:style-name="gr32" draw:text-style-name="P21" draw:layer="layout" svg:width="0.908cm" svg:height="0.607cm" svg:x="17.331cm" svg:y="39.067cm">
          <draw:text-box>
            <text:p><text:span text:style-name="T41">No</text:span></text:p>
          </draw:text-box>
        </draw:frame>
        <draw:frame draw:style-name="gr32" draw:text-style-name="P21" draw:layer="layout" svg:width="0.908cm" svg:height="0.607cm" svg:x="17.331cm" svg:y="42.174cm">
          <draw:text-box>
            <text:p><text:span text:style-name="T41">No</text:span></text:p>
          </draw:text-box>
        </draw:frame>
        <draw:frame draw:style-name="gr30" draw:text-style-name="P21" draw:layer="layout" svg:width="0.908cm" svg:height="0.607cm" svg:x="17.439cm" svg:y="45.167cm">
          <draw:text-box>
            <text:p><text:span text:style-name="T41">No</text:span></text:p>
          </draw:text-box>
        </draw:frame>
        <draw:frame draw:style-name="gr33" draw:text-style-name="P21" draw:layer="layout" svg:width="0.786cm" svg:height="0.607cm" svg:x="20.239cm" svg:y="33.574cm">
          <draw:text-box>
            <text:p><text:span text:style-name="T41">Si</text:span></text:p>
          </draw:text-box>
        </draw:frame>
        <draw:frame draw:style-name="gr33" draw:text-style-name="P21" draw:layer="layout" svg:width="0.786cm" svg:height="0.607cm" svg:x="20.339cm" svg:y="36.967cm">
          <draw:text-box>
            <text:p><text:span text:style-name="T41">Si</text:span></text:p>
          </draw:text-box>
        </draw:frame>
        <draw:frame draw:style-name="gr31" draw:text-style-name="P21" draw:layer="layout" svg:width="0.786cm" svg:height="0.607cm" svg:x="20.453cm" svg:y="40.067cm">
          <draw:text-box>
            <text:p><text:span text:style-name="T41">Si</text:span></text:p>
          </draw:text-box>
        </draw:frame>
        <draw:frame draw:style-name="gr31" draw:text-style-name="P21" draw:layer="layout" svg:width="0.786cm" svg:height="0.607cm" svg:x="20.553cm" svg:y="43.174cm">
          <draw:text-box>
            <text:p><text:span text:style-name="T41">Si</text:span></text:p>
          </draw:text-box>
        </draw:frame>
        <draw:custom-shape draw:style-name="gr34" draw:text-style-name="P22" draw:layer="layout" svg:width="18.1cm" svg:height="5cm" svg:x="28.7cm" svg:y="2.5cm">
          <text:p text:style-name="P1"><text:span text:style-name="T42">Función </text:span><text:span text:style-name="T43">makeMirrorMatrix</text:span><text:span text:style-name="T44">(clave, </text:span><text:span text:style-name="T45">&amp;</text:span><text:span text:style-name="T44">dim) : [][]</text:span><text:span text:style-name="T45">char </text:span><text:span text:style-name="T46">,</text:span><text:span text:style-name="T45"> </text:span><text:span text:style-name="T47">esta se</text:span><text:span text:style-name="T47"><text:line-break/></text:span><text:span text:style-name="T47">encarga de crear una matriz espejo idéntica a la que se</text:span><text:span text:style-name="T47"><text:line-break/></text:span><text:span text:style-name="T47">hizo en las primeras practicas de graficación con el fin de</text:span><text:span text:style-name="T47"><text:line-break/></text:span><text:span text:style-name="T47">que esta se pueda usar en la siguiente funció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2" draw:master-page-name="Predeterminado">
        <draw:custom-shape draw:style-name="gr35" draw:text-style-name="P23" xml:id="id34" draw:id="id34" draw:layer="layout" svg:width="4.176cm" svg:height="2.727cm" svg:x="23.562cm" svg:y="1.3cm">
          <text:p text:style-name="P1"><text:span text:style-name="T48">makeHash</text:span><text:span text:style-name="T49">(matriz, </text:span></text:p>
          <text:p text:style-name="P1"><text:span text:style-name="T49">dim) : </text:span><text:span text:style-name="T50">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4" xml:id="id36" draw:id="id36" draw:layer="layout" svg:width="9cm" svg:height="1.8cm" svg:x="21.15cm" svg:y="9.8cm">
          <text:p text:style-name="P1"><text:span text:style-name="T51">for</text:span><text:span text:style-name="T52"> i </text:span><text:span text:style-name="T51">=</text:span><text:span text:style-name="T52"> </text:span><text:span text:style-name="T53">1</text:span><text:span text:style-name="T52">; i </text:span><text:span text:style-name="T51">&lt;=</text:span><text:span text:style-name="T52"> dim; i</text:span><text:span text:style-name="T51">++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6" draw:text-style-name="P24" xml:id="id37" draw:id="id37" draw:layer="layout" svg:width="9cm" svg:height="1.8cm" svg:x="21.15cm" svg:y="13.1cm">
          <text:p text:style-name="P1"><text:span text:style-name="T51">for</text:span><text:span text:style-name="T52"> j </text:span><text:span text:style-name="T51">=</text:span><text:span text:style-name="T52"> </text:span><text:span text:style-name="T53">1</text:span><text:span text:style-name="T52">; j </text:span><text:span text:style-name="T51">&lt;=</text:span><text:span text:style-name="T52"> dim; j</text:span><text:span text:style-name="T51">++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7" draw:text-style-name="P25" xml:id="id35" draw:id="id35" draw:layer="layout" svg:width="9.1cm" svg:height="2.2cm" svg:x="21.1cm" svg:y="5.6cm">
          <text:p text:style-name="P1"><text:span text:style-name="T54">nuevaClave</text:span><text:span text:style-name="T55"> </text:span><text:span text:style-name="T56">=</text:span><text:span text:style-name="T55"> </text:span><text:span text:style-name="T57">“”</text:span></text:p>
          <text:p text:style-name="P1"><text:span text:style-name="T54">orientacion </text:span><text:span text:style-name="T56">=</text:span><text:span text:style-name="T54"> </text:span><text:span text:style-name="T56">fal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20" draw:layer="layout" svg:x1="25.65cm" svg:y1="4.027cm" svg:x2="25.65cm" svg:y2="5.6cm" draw:start-shape="id34" draw:start-glue-point="8" draw:end-shape="id35" draw:end-glue-point="0" svg:d="M25650 4027v1573" svg:viewBox="0 0 1 1574">
          <text:p/>
        </draw:connector>
        <draw:connector draw:style-name="gr29" draw:text-style-name="P20" draw:layer="layout" svg:x1="25.65cm" svg:y1="7.8cm" svg:x2="25.65cm" svg:y2="9.8cm" draw:start-shape="id35" draw:start-glue-point="2" draw:end-shape="id36" draw:end-glue-point="4" svg:d="M25650 7800v2000" svg:viewBox="0 0 1 2001">
          <text:p/>
        </draw:connector>
        <draw:connector draw:style-name="gr29" draw:text-style-name="P20" draw:layer="layout" svg:x1="25.65cm" svg:y1="11.6cm" svg:x2="25.65cm" svg:y2="13.1cm" draw:start-shape="id36" draw:start-glue-point="6" draw:end-shape="id37" draw:end-glue-point="4" svg:d="M25650 11600v1500" svg:viewBox="0 0 1 1501">
          <text:p/>
        </draw:connector>
        <draw:connector draw:style-name="gr29" draw:text-style-name="P20" draw:layer="layout" svg:x1="25.65cm" svg:y1="14.9cm" svg:x2="25.65cm" svg:y2="16.617cm" draw:start-shape="id37" draw:start-glue-point="6" draw:end-shape="id38" draw:end-glue-point="4" svg:d="M25650 14900v1717" svg:viewBox="0 0 1 1718">
          <text:p/>
        </draw:connector>
        <draw:custom-shape draw:style-name="gr38" draw:text-style-name="P25" xml:id="id46" draw:id="id46" draw:layer="layout" svg:width="5.5cm" svg:height="2.2cm" svg:x="3.5cm" svg:y="27.3cm">
          <text:p text:style-name="P1"><text:span text:style-name="T58">nuevaClave </text:span><text:span text:style-name="T56">+= </text:span><text:span text:style-name="T56"><text:line-break/></text:span><text:span text:style-name="T54">matriz</text:span><text:span text:style-name="T58">[i - 1][j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38" draw:id="id38" draw:layer="layout" svg:width="4.3cm" svg:height="3.283cm" svg:x="23.5cm" svg:y="16.617cm">
          <text:p text:style-name="P1"><text:span text:style-name="T59">matriz</text:span><text:span text:style-name="T49">[i][j]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9" draw:text-style-name="P25" xml:id="id41" draw:id="id41" draw:layer="layout" svg:width="4.3cm" svg:height="3.283cm" svg:x="6.9cm" svg:y="22.33cm">
          <text:p text:style-name="P1"><text:span text:style-name="T60">if</text:span><text:span text:style-name="T61"> orientacion </text:span><text:span text:style-name="T60">==</text:span><text:span text:style-name="T61"> </text:span><text:span text:style-name="T62">fals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9" draw:text-style-name="P25" xml:id="id40" draw:id="id40" draw:layer="layout" svg:width="4.3cm" svg:height="3.283cm" svg:x="13.54cm" svg:y="32.187cm">
          <text:p text:style-name="P1"><text:span text:style-name="T60">if</text:span><text:span text:style-name="T61"> orientacion </text:span><text:span text:style-name="T60">==</text:span><text:span text:style-name="T61"> </text:span><text:span text:style-name="T62">fals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9" draw:text-style-name="P25" xml:id="id42" draw:id="id42" draw:layer="layout" svg:width="4.3cm" svg:height="3.283cm" svg:x="26.82cm" svg:y="32.1cm">
          <text:p text:style-name="P1"><text:span text:style-name="T60">if</text:span><text:span text:style-name="T61"> orientacion </text:span><text:span text:style-name="T60">==</text:span><text:span text:style-name="T61"> </text:span><text:span text:style-name="T62">fals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9" draw:text-style-name="P25" xml:id="id44" draw:id="id44" draw:layer="layout" svg:width="4.3cm" svg:height="3.283cm" svg:x="33.46cm" svg:y="22.417cm">
          <text:p text:style-name="P1"><text:span text:style-name="T60">if</text:span><text:span text:style-name="T61"> orientacion </text:span><text:span text:style-name="T60">==</text:span><text:span text:style-name="T61"> </text:span><text:span text:style-name="T62">fals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9" draw:text-style-name="P20" draw:layer="layout" svg:x1="23.5cm" svg:y1="18.258cm" svg:x2="22.65cm" svg:y2="22.5cm" draw:start-shape="id38" draw:start-glue-point="5" draw:end-shape="id39" draw:end-glue-point="0" svg:d="M23500 18258h-850v4242" svg:viewBox="0 0 851 4243">
          <text:p/>
        </draw:connector>
        <draw:connector draw:style-name="gr29" draw:text-style-name="P20" draw:layer="layout" svg:x1="23.5cm" svg:y1="18.258cm" svg:x2="15.69cm" svg:y2="32.187cm" draw:start-shape="id38" draw:start-glue-point="5" draw:end-shape="id40" draw:end-glue-point="4" svg:d="M23500 18258h-7810v13929" svg:viewBox="0 0 7811 13930">
          <text:p/>
        </draw:connector>
        <draw:connector draw:style-name="gr29" draw:text-style-name="P20" draw:layer="layout" svg:x1="23.5cm" svg:y1="18.258cm" svg:x2="9.05cm" svg:y2="22.33cm" draw:start-shape="id38" draw:start-glue-point="5" draw:end-shape="id41" draw:end-glue-point="4" svg:d="M23500 18258h-14450v4072" svg:viewBox="0 0 14451 4073">
          <text:p/>
        </draw:connector>
        <draw:connector draw:style-name="gr29" draw:text-style-name="P20" xml:id="id43" draw:id="id43" draw:layer="layout" svg:x1="27.8cm" svg:y1="18.258cm" svg:x2="28.97cm" svg:y2="32.1cm" draw:start-shape="id38" draw:start-glue-point="7" draw:end-shape="id42" draw:end-glue-point="4" svg:d="M27800 18258h1170v13842" svg:viewBox="0 0 1171 13843">
          <text:p/>
        </draw:connector>
        <draw:connector draw:style-name="gr29" draw:text-style-name="P20" draw:layer="layout" svg:x1="28.97cm" svg:y1="18.258cm" svg:x2="35.61cm" svg:y2="22.417cm" draw:start-shape="id43" draw:start-glue-point="0" draw:end-shape="id44" draw:end-glue-point="4" svg:d="M28970 18258h6640v4159" svg:viewBox="0 0 6641 4160">
          <text:p/>
        </draw:connector>
        <draw:connector draw:style-name="gr29" draw:text-style-name="P20" draw:layer="layout" svg:x1="27.8cm" svg:y1="18.258cm" svg:x2="42.25cm" svg:y2="32.4cm" draw:start-shape="id38" draw:start-glue-point="7" draw:end-shape="id45" draw:end-glue-point="0" svg:d="M27800 18258h14450v14142" svg:viewBox="0 0 14451 14143">
          <text:p/>
        </draw:connector>
        <draw:frame draw:style-name="gr40" draw:text-style-name="P26" draw:layer="layout" svg:width="1.349cm" svg:height="0.962cm" svg:x="27.578cm" svg:y="30.038cm">
          <draw:text-box>
            <text:p><text:span text:style-name="T63">“</text:span><text:span text:style-name="T63">E”</text:span></text:p>
          </draw:text-box>
        </draw:frame>
        <draw:frame draw:style-name="gr41" draw:text-style-name="P26" draw:layer="layout" svg:width="1.383cm" svg:height="0.962cm" svg:x="34.179cm" svg:y="20.138cm">
          <draw:text-box>
            <text:p><text:span text:style-name="T63">“</text:span><text:span text:style-name="T63">D”</text:span></text:p>
          </draw:text-box>
        </draw:frame>
        <draw:frame draw:style-name="gr42" draw:text-style-name="P26" draw:layer="layout" svg:width="1.315cm" svg:height="0.962cm" svg:x="40.78cm" svg:y="30.038cm">
          <draw:text-box>
            <text:p><text:span text:style-name="T63">“</text:span><text:span text:style-name="T63">F”</text:span></text:p>
          </draw:text-box>
        </draw:frame>
        <draw:frame draw:style-name="gr41" draw:text-style-name="P26" draw:layer="layout" svg:width="1.383cm" svg:height="0.962cm" svg:x="20.879cm" svg:y="20.138cm">
          <draw:text-box>
            <text:p><text:span text:style-name="T63">“</text:span><text:span text:style-name="T63">C”</text:span></text:p>
          </draw:text-box>
        </draw:frame>
        <draw:frame draw:style-name="gr40" draw:text-style-name="P26" draw:layer="layout" svg:width="1.349cm" svg:height="0.962cm" svg:x="14.18cm" svg:y="30.038cm">
          <draw:text-box>
            <text:p><text:span text:style-name="T63">“</text:span><text:span text:style-name="T63">B”</text:span></text:p>
          </draw:text-box>
        </draw:frame>
        <draw:frame draw:style-name="gr40" draw:text-style-name="P26" draw:layer="layout" svg:width="1.349cm" svg:height="0.962cm" svg:x="7.581cm" svg:y="20.138cm">
          <draw:text-box>
            <text:p><text:span text:style-name="T63">“</text:span><text:span text:style-name="T63">A”</text:span></text:p>
          </draw:text-box>
        </draw:frame>
        <draw:custom-shape draw:style-name="gr38" draw:text-style-name="P25" xml:id="id47" draw:id="id47" draw:layer="layout" svg:width="5.5cm" svg:height="2.2cm" svg:x="9.6cm" svg:y="27.3cm">
          <text:p text:style-name="P1"><text:span text:style-name="T58">nuevaClave </text:span><text:span text:style-name="T56">+= </text:span><text:span text:style-name="T56"><text:line-break/></text:span><text:span text:style-name="T54">matriz</text:span><text:span text:style-name="T58">[i – 1][j - 1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20" draw:layer="layout" svg:x1="6.9cm" svg:y1="23.971cm" svg:x2="6.25cm" svg:y2="27.3cm" draw:start-shape="id41" draw:start-glue-point="5" draw:end-shape="id46" svg:d="M6900 23971h-650v3329" svg:viewBox="0 0 651 3330">
          <text:p/>
        </draw:connector>
        <draw:connector draw:style-name="gr29" draw:text-style-name="P20" draw:layer="layout" svg:x1="11.2cm" svg:y1="23.971cm" svg:x2="12.35cm" svg:y2="27.3cm" draw:start-shape="id41" draw:start-glue-point="7" draw:end-shape="id47" svg:d="M11200 23971h1150v3329" svg:viewBox="0 0 1151 3330">
          <text:p/>
        </draw:connector>
        <draw:custom-shape draw:style-name="gr38" draw:text-style-name="P25" xml:id="id39" draw:id="id39" draw:layer="layout" svg:width="5.5cm" svg:height="2.2cm" svg:x="19.9cm" svg:y="22.5cm">
          <text:p text:style-name="P1"><text:span text:style-name="T58">nuevaClave </text:span><text:span text:style-name="T56">+= </text:span><text:span text:style-name="T56"><text:line-break/></text:span><text:span text:style-name="T57">”C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5" xml:id="id48" draw:id="id48" draw:layer="layout" svg:width="5.5cm" svg:height="2.2cm" svg:x="29.9cm" svg:y="27.3cm">
          <text:p text:style-name="P1"><text:span text:style-name="T58">nuevaClave </text:span><text:span text:style-name="T56">+= </text:span><text:span text:style-name="T56"><text:line-break/></text:span><text:span text:style-name="T54">matriz</text:span><text:span text:style-name="T58">[i + 1][j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5" xml:id="id49" draw:id="id49" draw:layer="layout" svg:width="5.5cm" svg:height="2.2cm" svg:x="36cm" svg:y="27.3cm">
          <text:p text:style-name="P1"><text:span text:style-name="T58">nuevaClave </text:span><text:span text:style-name="T56">+= </text:span><text:span text:style-name="T56"><text:line-break/></text:span><text:span text:style-name="T54">matriz</text:span><text:span text:style-name="T58">[i + 1][j + 1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20" draw:layer="layout" svg:x1="33.46cm" svg:y1="24.058cm" svg:x2="32.65cm" svg:y2="27.3cm" draw:start-shape="id44" draw:start-glue-point="5" draw:end-shape="id48" draw:end-glue-point="0" svg:d="M33460 24058h-810v3242" svg:viewBox="0 0 811 3243">
          <text:p/>
        </draw:connector>
        <draw:connector draw:style-name="gr29" draw:text-style-name="P20" draw:layer="layout" svg:x1="37.76cm" svg:y1="24.058cm" svg:x2="38.75cm" svg:y2="27.3cm" draw:start-shape="id44" draw:start-glue-point="7" draw:end-shape="id49" svg:d="M37760 24058h990v3242" svg:viewBox="0 0 991 3243">
          <text:p/>
        </draw:connector>
        <draw:custom-shape draw:style-name="gr38" draw:text-style-name="P25" xml:id="id50" draw:id="id50" draw:layer="layout" svg:width="5.5cm" svg:height="2.2cm" svg:x="9.9cm" svg:y="37.5cm">
          <text:p text:style-name="P1"><text:span text:style-name="T58">nuevaClave </text:span><text:span text:style-name="T56">+= </text:span><text:span text:style-name="T56"><text:line-break/></text:span><text:span text:style-name="T54">matriz</text:span><text:span text:style-name="T58">[i][j + 1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5" xml:id="id51" draw:id="id51" draw:layer="layout" svg:width="5.5cm" svg:height="2.2cm" svg:x="16cm" svg:y="37.5cm">
          <text:p text:style-name="P1"><text:span text:style-name="T58">nuevaClave </text:span><text:span text:style-name="T56">+= </text:span><text:span text:style-name="T56"><text:line-break/></text:span><text:span text:style-name="T54">matriz</text:span><text:span text:style-name="T58">[i – 1][j + 1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20" draw:layer="layout" svg:x1="13.54cm" svg:y1="33.828cm" svg:x2="12.65cm" svg:y2="37.5cm" draw:start-shape="id40" draw:start-glue-point="5" draw:end-shape="id50" svg:d="M13540 33828h-890v3672" svg:viewBox="0 0 891 3673">
          <text:p/>
        </draw:connector>
        <draw:connector draw:style-name="gr29" draw:text-style-name="P20" draw:layer="layout" svg:x1="17.84cm" svg:y1="33.828cm" svg:x2="18.75cm" svg:y2="37.5cm" draw:start-shape="id40" draw:start-glue-point="7" draw:end-shape="id51" svg:d="M17840 33828h910v3672" svg:viewBox="0 0 911 3673">
          <text:p/>
        </draw:connector>
        <draw:custom-shape draw:style-name="gr38" draw:text-style-name="P25" xml:id="id52" draw:id="id52" draw:layer="layout" svg:width="5.5cm" svg:height="2.2cm" svg:x="23.2cm" svg:y="37.5cm">
          <text:p text:style-name="P1"><text:span text:style-name="T58">nuevaClave </text:span><text:span text:style-name="T56">+= </text:span><text:span text:style-name="T56"><text:line-break/></text:span><text:span text:style-name="T54">matriz</text:span><text:span text:style-name="T58">[i][j - 1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5" xml:id="id53" draw:id="id53" draw:layer="layout" svg:width="5.5cm" svg:height="2.2cm" svg:x="29.3cm" svg:y="37.5cm">
          <text:p text:style-name="P1"><text:span text:style-name="T58">nuevaClave </text:span><text:span text:style-name="T56">+= </text:span><text:span text:style-name="T56"><text:line-break/></text:span><text:span text:style-name="T54">matriz</text:span><text:span text:style-name="T58">[i + 1][j - 1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20" draw:layer="layout" svg:x1="26.82cm" svg:y1="33.741cm" svg:x2="25.95cm" svg:y2="37.5cm" draw:start-shape="id42" draw:start-glue-point="5" draw:end-shape="id52" svg:d="M26820 33741h-870v3759" svg:viewBox="0 0 871 3760">
          <text:p/>
        </draw:connector>
        <draw:connector draw:style-name="gr29" draw:text-style-name="P20" draw:layer="layout" svg:x1="31.12cm" svg:y1="33.741cm" svg:x2="32.05cm" svg:y2="37.5cm" draw:start-shape="id42" draw:start-glue-point="7" draw:end-shape="id53" draw:end-glue-point="0" svg:d="M31120 33741h930v3759" svg:viewBox="0 0 931 3760">
          <text:p/>
        </draw:connector>
        <draw:custom-shape draw:style-name="gr38" draw:text-style-name="P25" xml:id="id45" draw:id="id45" draw:layer="layout" svg:width="5.5cm" svg:height="2.2cm" svg:x="39.5cm" svg:y="32.4cm">
          <text:p text:style-name="P1"><text:span text:style-name="T56">!</text:span><text:span text:style-name="T55">orientac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20" draw:layer="layout" draw:line-skew="11.599cm -12.375cm" svg:x1="6.25cm" svg:y1="29.5cm" svg:x2="21.15cm" svg:y2="14cm" draw:start-shape="id46" draw:start-glue-point="2" draw:end-shape="id37" draw:end-glue-point="5" svg:d="M6250 29500v12300h-3450v-27800h18350" svg:viewBox="0 0 18351 27801">
          <text:p/>
        </draw:connector>
        <draw:connector draw:style-name="gr29" draw:text-style-name="P20" draw:layer="layout" draw:line-skew="0.993cm" svg:x1="12.35cm" svg:y1="29.5cm" svg:x2="6.283cm" svg:y2="32.213cm" draw:start-shape="id47" draw:start-glue-point="2" svg:d="M12350 29500v2700h-6067v13" svg:viewBox="0 0 6068 2714">
          <text:p/>
        </draw:connector>
        <draw:connector draw:style-name="gr29" draw:text-style-name="P20" draw:layer="layout" draw:line-skew="0.682cm" svg:x1="12.65cm" svg:y1="39.7cm" svg:x2="6.288cm" svg:y2="41.835cm" draw:start-shape="id50" draw:start-glue-point="2" svg:d="M12650 39700v2100h-6362v35" svg:viewBox="0 0 6363 2136">
          <text:p/>
        </draw:connector>
        <draw:connector draw:style-name="gr29" draw:text-style-name="P20" draw:layer="layout" draw:line-skew="0.697cm" svg:x1="18.75cm" svg:y1="39.7cm" svg:x2="12.669cm" svg:y2="41.804cm" draw:start-shape="id51" draw:start-glue-point="2" svg:d="M18750 39700v2100h-6081v4" svg:viewBox="0 0 6082 2105">
          <text:p/>
        </draw:connector>
        <draw:connector draw:style-name="gr29" draw:text-style-name="P20" draw:layer="layout" draw:line-skew="8.197cm" svg:x1="22.65cm" svg:y1="24.7cm" svg:x2="18.752cm" svg:y2="41.804cm" draw:start-shape="id39" draw:start-glue-point="2" svg:d="M22650 24700v17100h-3898v4" svg:viewBox="0 0 3899 17105">
          <text:p/>
        </draw:connector>
        <draw:connector draw:style-name="gr29" draw:text-style-name="P20" draw:layer="layout" draw:line-skew="0.697cm" svg:x1="25.95cm" svg:y1="39.7cm" svg:x2="22.646cm" svg:y2="41.804cm" draw:start-shape="id52" draw:start-glue-point="2" svg:d="M25950 39700v2100h-3304v4" svg:viewBox="0 0 3305 2105">
          <text:p/>
        </draw:connector>
        <draw:connector draw:style-name="gr29" draw:text-style-name="P20" draw:layer="layout" draw:line-skew="0.697cm" svg:x1="32.05cm" svg:y1="39.7cm" svg:x2="25.953cm" svg:y2="41.804cm" draw:start-shape="id53" draw:start-glue-point="2" svg:d="M32050 39700v2100h-6097v4" svg:viewBox="0 0 6098 2105">
          <text:p/>
        </draw:connector>
        <draw:connector draw:style-name="gr29" draw:text-style-name="P20" draw:layer="layout" draw:line-skew="3.247cm" svg:x1="42.25cm" svg:y1="34.6cm" svg:x2="32.041cm" svg:y2="41.804cm" draw:start-shape="id45" draw:start-glue-point="2" svg:d="M42250 34600v7200h-10209v4" svg:viewBox="0 0 10210 7205">
          <text:p/>
        </draw:connector>
        <draw:connector draw:style-name="gr29" draw:text-style-name="P20" draw:layer="layout" svg:x1="38.75cm" svg:y1="29.5cm" svg:x2="38.762cm" svg:y2="41.804cm" draw:start-shape="id49" draw:start-glue-point="2" svg:d="M38750 29500v6503h12v5801" svg:viewBox="0 0 13 12305">
          <text:p/>
        </draw:connector>
        <draw:connector draw:style-name="gr29" draw:text-style-name="P20" draw:layer="layout" draw:line-skew="1.146cm" svg:x1="32.65cm" svg:y1="29.5cm" svg:x2="38.743cm" svg:y2="32.506cm" draw:start-shape="id48" draw:start-glue-point="2" svg:d="M32650 29500v3000h6093v6" svg:viewBox="0 0 6094 3007">
          <text:p/>
        </draw:connector>
        <draw:connector draw:style-name="gr29" draw:text-style-name="P20" draw:layer="layout" draw:line-skew="15.248cm 30.849cm -18.749cm" svg:x1="30.15cm" svg:y1="14cm" svg:x2="21.15cm" svg:y2="10.7cm" draw:start-shape="id37" draw:start-glue-point="7" draw:end-shape="id36" draw:end-glue-point="5" svg:d="M30150 14000h15950v29300h-44200v-32600h19250" svg:viewBox="0 0 44201 32601">
          <text:p/>
        </draw:connector>
        <draw:connector draw:style-name="gr29" draw:text-style-name="P20" draw:layer="layout" draw:line-skew="16.348cm 15.599cm" svg:x1="30.15cm" svg:y1="10.7cm" svg:x2="25.95cm" svg:y2="46.2cm" draw:start-shape="id36" draw:start-glue-point="7" draw:end-shape="id54" draw:end-glue-point="0" svg:d="M30150 10700h17050v33900h-21250v1600" svg:viewBox="0 0 21251 35501">
          <text:p/>
        </draw:connector>
        <draw:g xml:id="id55" draw:id="id55">
          <draw:custom-shape draw:style-name="gr43" draw:text-style-name="P23" draw:layer="layout" svg:width="4.24cm" svg:height="2.727cm" svg:x="23.83cm" svg:y="49.6cm">
            <text:p text:style-name="P1"><text:span text:style-name="T64">)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3" draw:layer="layout" svg:width="3.96cm" svg:height="2.43cm" svg:x="23.97cm" svg:y="49.748cm">
            <text:p text:style-name="P1"><text:span text:style-name="T50">return </text:span><text:span text:style-name="T64">nuevaClave 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7" draw:text-style-name="P25" xml:id="id54" draw:id="id54" draw:layer="layout" svg:width="9.1cm" svg:height="2.2cm" svg:x="21.4cm" svg:y="46.2cm">
          <text:p text:style-name="P1"><text:span text:style-name="T65">claveBytes</text:span><text:span text:style-name="T66"> </text:span><text:span text:style-name="T67">=</text:span><text:span text:style-name="T68"> </text:span><text:span text:style-name="T64">hex.</text:span><text:span text:style-name="T48">DecodeString</text:span><text:span text:style-name="T64">(nuevaClave)</text:span></text:p>
          <text:p text:style-name="P1"><text:span text:style-name="T64">nuevaClave = </text:span><text:span text:style-name="T48">string</text:span><text:span text:style-name="T64">(claveBytes[</text:span><text:span text:style-name="T50">:</text:span><text:span text:style-name="T64">]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20" draw:layer="layout" svg:x1="25.95cm" svg:y1="48.4cm" svg:x2="25.95cm" svg:y2="49.6cm" draw:start-shape="id54" draw:start-glue-point="2" draw:end-shape="id55" draw:end-glue-point="0" svg:d="M25950 48400v1200" svg:viewBox="0 0 1 1201">
          <text:p/>
        </draw:connector>
        <draw:custom-shape draw:style-name="gr45" draw:text-style-name="P27" draw:layer="layout" svg:width="18.1cm" svg:height="3.6cm" svg:x="1.8cm" svg:y="1.8cm">
          <text:p text:style-name="P1"><text:span text:style-name="T42">Función </text:span><text:span text:style-name="T69">makeHash</text:span><text:span text:style-name="T70">(matriz, dim) : </text:span><text:span text:style-name="T71">string</text:span><text:span text:style-name="T72">,</text:span><text:span text:style-name="T71"> </text:span><text:span text:style-name="T73">esta se encarga de</text:span></text:p>
          <text:p text:style-name="P1"><text:span text:style-name="T73">generar la nueva clave la cual es retornada para disponer de</text:span><text:span text:style-name="T73"><text:line-break/></text:span><text:span text:style-name="T73">ella en la función princip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cm" fo:page-height="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30T18:18:24.621852029</meta:creation-date>
    <dc:date>2020-04-30T22:46:00.156855461</dc:date>
    <meta:editing-duration>PT2H41M43S</meta:editing-duration>
    <meta:editing-cycles>45</meta:editing-cycles>
    <meta:generator>LibreOffice/6.0.7.3$Linux_X86_64 LibreOffice_project/00m0$Build-3</meta:generator>
    <meta:document-statistic meta:object-count="150"/>
  </office:meta>
</office:document-meta>
</file>